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yrtum pyrtum</text:h>
      <text:p text:style-name="P2">Pewnego dnia we wsi "Kartony" w której mieszkała Pola zdarzyły się dziwne rzecze. Wyszła na pole by się przejść z widłami, postanowiła przerzucić stos siana w inne miejsce. Zaczęła przerzucać, aż nagle rozległ się krzyk. <text:line-break/>-AAAA to bolało-Powiedział wkurzony chłopak <text:line-break/>-To ty Filip. ? co ty tu robisz. ? jeszcze nagi fuuuu-Powiedziała zniesmaczona widokiem nagiego ciała Pola <text:line-break/>-Jestem wędrowca i tak się składa, że mieszkam-Powiedział z pewnością Fifi <text:line-break/>-Ubierz się. !-Powiedziała Pola <text:line-break/>-Zanim to zrobię muszę Ci coś powiedzieć. -Powiedział wolno Filip <text:line-break/>-Coo. ?-Zapytała zaciekawiona dziewczynka <text:line-break/>-Pamiętasz jak się dwa tygodnie temu wściekłaś, że zginają krowy, kozy i świnie z wioski. ?- Zapytał chłopak o jasno niebieskich oczach. <text:line-break/>-No tak a co. ?- Pola <text:line-break/>- To ja je zjadłem- Fifcio <text:line-break/>- Co. ? Ja myślałam, że to el Chupakabra - Pola <text:line-break/>-O niee ja cię zabieram do wiochy i my rozstrzygniemy co z tobą zrobić-Pola <text:line-break/>-dobra jak muszę iść-Fifi <text:line-break/>W domu Poli zebrała się cała ludność wsi tylko 5 osób i Patka. Na miejscu zaczęli się kłócić co będzie z Filipem. Po chwili wszyscy zorientowali się, że nie ma z nimi winowajcy i, że jest uchylone okno. Wszyscy w kłótni nie zauważyli, że okno jest uchylone a Filip zwiał. <text:line-break/>-O niee idziemy za śladem w zbożu- Pola <text:line-break/>Wszyscy się zgodzili. <text:line-break/>Zatrzymali się na wielkiej polanie ale Fifcia nie było. Radkę zaczął interesować się kamieniem. Damian stał na dużym skalnym kole. Radka skoczyła na kamień a Damian się zapadł <text:soft-page-break/>pod ziemie. Szedł korytarzem wydrążonym w ziemi jak na skazanie otworzył pierwsze lepsze drzwi i ujrzał komiącego się Filipa. <text:line-break/>-AAAAAAAAA zboczeniec. !! -Krzyczał Filip <text:line-break/>Damian zamknął drzwi i jeszcze raz je otworzył, żeby sprawdzić czy to się na prawde dzieje. Tak to był kompiący się Filim. <text:line-break/>-Dlaczego ja. ?!- Damian z irytacją <text:line-break/>-Masz trudne sprawy- Filip rozbawiony <text:line-break/>-HA HA HA bardzo śmieszne wypuść mnie. !-Damian <text:line-break/>-Dobra jak wyjdę -Filip <text:line-break/>Damian czekał za drzwiami, aż wyszedł Filip <text:line-break/>-No teraz mnie wypuść-Damian <text:line-break/>Filip szybko wziął drewniany pistole i strzelił w Damiana żołędziem <text:line-break/>-Żałosne-Damian <text:line-break/>-No dobra nie wyszło chodźmy do wyjścia- Filip <text:line-break/>Wszystko skończyło się dobrze Filip oddał pieniądze za zwierzęta i wypuścił Dawida a Pola kupiła sobie nowy traktor i żyrafę srającą cukierkami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rzemysław Brzost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3-03-26T17:48:03</dc:date>
    <dc:creator>Przem </dc:creator>
    <meta:editing-duration>PT9M56S</meta:editing-duration>
    <meta:editing-cycles>6</meta:editing-cycles>
    <meta:generator>LibreOffice/3.3$Linux LibreOffice_project/330m19$Build-401</meta:generator>
    <meta:document-statistic meta:table-count="0" meta:image-count="0" meta:object-count="0" meta:page-count="2" meta:paragraph-count="3" meta:word-count="363" meta:character-count="2278"/>
  </office:meta>
</office:document-meta>
</file>